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top" draw:auto-grow-height="false" fo:min-height="1.25cm" fo:min-width="3.25cm"/>
    </style:style>
    <style:style style:name="gr2" style:family="graphic" style:parent-style-name="objectwithoutfill">
      <style:graphic-properties svg:stroke-width="0.03cm" svg:stroke-color="#669999" draw:marker-start-width="0.315cm" draw:marker-end="Arrow" draw:marker-end-width="0.23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669999" draw:marker-start-width="0.315cm" draw:marker-end="Arrow" draw:marker-end-width="0.23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669999" draw:marker-start-width="0.315cm" draw:marker-end="Arrow" draw:marker-end-width="0.235cm" draw:fill="none" draw:textarea-vertical-align="top" fo:padding-top="0.14cm" fo:padding-bottom="0.4cm" fo:padding-left="0.265cm" fo:padding-right="0.265cm"/>
    </style:style>
    <style:style style:name="P1" style:family="paragraph">
      <style:paragraph-properties fo:text-align="center"/>
      <style:text-properties style:font-name="Cantarell" fo:font-size="10pt" fo:font-weight="bold" style:font-size-asian="18pt" style:font-size-complex="18pt"/>
    </style:style>
    <style:style style:name="P2" style:family="paragraph">
      <loext:graphic-properties draw:fill-color="#ccffff"/>
      <style:paragraph-properties fo:text-align="center"/>
      <style:text-properties style:font-name="Cantarell" fo:font-size="10pt" fo:font-weight="bold" style:font-size-asian="18pt" style:font-size-complex="18pt"/>
    </style:style>
    <style:style style:name="P3" style:family="paragraph">
      <style:paragraph-properties fo:text-align="start"/>
      <style:text-properties style:font-name="Cantarell" fo:font-size="10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Cantarell" fo:font-size="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25cm" fo:margin-bottom="0cm" fo:text-align="center"/>
      <style:text-properties style:text-position="0% 100%" style:font-name="Cantarell" fo:font-size="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text-position="0% 100%" style:font-name="Cantarell" fo:font-size="8pt" style:font-size-asian="18pt" style:font-size-complex="18pt"/>
    </style:style>
    <style:style style:name="T1" style:family="text">
      <style:text-properties style:font-name="Cantarell" fo:font-size="10pt" fo:font-weight="bold" style:font-size-asian="18pt" style:font-size-complex="18pt"/>
    </style:style>
    <style:style style:name="T2" style:family="text">
      <style:text-properties style:font-name="Cantarell" fo:font-size="10pt" fo:font-weight="normal" style:font-size-asian="18pt" style:font-size-complex="18pt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5cm" svg:height="1.5cm" svg:x="3.4cm" svg:y="1.8cm">
          <text:p text:style-name="P1"><text:span text:style-name="T1">ofaIDBProvi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5cm" svg:height="1.5cm" svg:x="3.4cm" svg:y="4.5cm">
          <text:p text:style-name="P1"><text:span text:style-name="T1">ofaIDBDossierMeta</text:span></text:p>
          <text:p text:style-name="P3"><text:span text:style-name="T2">+ dossier_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5cm" svg:height="1.5cm" svg:x="7.8cm" svg:y="4.5cm">
          <text:p text:style-name="P1"><text:span text:style-name="T1">ofaIDBDossier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5cm" svg:height="1.5cm" svg:x="12.2cm" svg:y="4.5cm">
          <text:p text:style-name="P1"><text:span text:style-name="T1">ofaIDBExerciceEdito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3.3cm" svg:x2="5.2cm" svg:y2="4.5cm">
          <text:p/>
        </draw:line>
        <draw:line draw:style-name="gr3" draw:text-style-name="P5" draw:layer="layout" svg:x1="5.2cm" svg:y1="3.293cm" svg:x2="9.4cm" svg:y2="4.5cm">
          <text:p/>
        </draw:line>
        <draw:line draw:style-name="gr3" draw:text-style-name="P5" draw:layer="layout" svg:x1="5.193cm" svg:y1="3.294cm" svg:x2="14.2cm" svg:y2="4.5cm">
          <text:p/>
        </draw:line>
        <draw:line draw:style-name="gr4" draw:text-style-name="P7" draw:layer="layout" svg:x1="1.6cm" svg:y1="18.2cm" svg:x2="2.8cm" svg:y2="18.2cm">
          <text:p text:style-name="P6"><text:span text:style-name="T3">new</text:span></text:p>
        </draw:line>
        <draw:custom-shape draw:style-name="gr1" draw:text-style-name="P2" draw:layer="layout" svg:width="3.75cm" svg:height="1.5cm" svg:x="3.4cm" svg:y="7.3cm">
          <text:p text:style-name="P1"><text:span text:style-name="T1">ofaIDBExerciceMeta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6.093cm" svg:x2="5.2cm" svg:y2="7.293cm">
          <text:p/>
        </draw:line>
        <draw:custom-shape draw:style-name="gr1" draw:text-style-name="P2" draw:layer="layout" svg:width="3.75cm" svg:height="1.5cm" svg:x="16.8cm" svg:y="4.5cm">
          <text:p text:style-name="P1"><text:span text:style-name="T1">ofaIDBSuperus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6cm" svg:y1="3.322cm" svg:x2="18.5cm" svg:y2="4.5cm">
          <text:p/>
        </draw:line>
        <draw:custom-shape draw:style-name="gr1" draw:text-style-name="P2" draw:layer="layout" svg:width="3.75cm" svg:height="1.5cm" svg:x="7.8cm" svg:y="9.9cm">
          <text:p text:style-name="P1"><text:span text:style-name="T1">ofaIDBConnec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6.086cm" svg:x2="9.7cm" svg:y2="9.9cm">
          <text:p/>
        </draw:line>
        <draw:line draw:style-name="gr2" draw:text-style-name="P4" draw:layer="layout" svg:x1="5.3cm" svg:y1="8.8cm" svg:x2="9.693cm" svg:y2="9.8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6:03:24.770085988</meta:creation-date>
    <dc:date>2017-01-29T16:21:34.054512033</dc:date>
    <meta:editing-duration>PT6M9S</meta:editing-duration>
    <meta:editing-cycles>1</meta:editing-cycles>
    <meta:document-statistic meta:object-count="15"/>
    <meta:generator>LibreOffice/5.1.6.2.0$Linux_X86_64 LibreOffice_project/10$Build-2</meta:generator>
  </office:meta>
</office:document-meta>
</file>